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88C96B5A7E6DB5B.png" manifest:media-type="image/png"/>
  <manifest:file-entry manifest:full-path="Pictures/10000000000000080000000820A1E16DA75ED138.png" manifest:media-type="image/png"/>
  <manifest:file-entry manifest:full-path="Pictures/100000000000000800000008D0854635727461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3cm" svg:stroke-color="#000000" draw:marker-start-width="0.279cm" draw:marker-end-width="0.279cm" svg:stroke-opacity="100%" svg:stroke-linecap="butt" draw:fill="bitmap" draw:fill-color="#168253" draw:fill-image-name="_35__20_Percent" draw:textarea-horizontal-align="justify" draw:textarea-vertical-align="middle" draw:auto-grow-height="false" fo:min-height="1.285cm" fo:min-width="18.54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dash" draw:stroke-dash="Dash" svg:stroke-width="0.053cm" svg:stroke-color="#000000" draw:marker-start-width="0.279cm" draw:marker-end-width="0.279cm" svg:stroke-opacity="100%" svg:stroke-linecap="butt" draw:fill="bitmap" draw:fill-color="#168253" draw:fill-image-name="_31_0_20_Percent" draw:textarea-horizontal-align="justify" draw:textarea-vertical-align="middle" draw:auto-grow-height="false" fo:min-height="4.432cm" fo:min-width="18.54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dash" draw:stroke-dash="Dash" svg:stroke-width="0.053cm" svg:stroke-color="#000000" draw:marker-start-width="0.279cm" draw:marker-end-width="0.279cm" svg:stroke-opacity="100%" svg:stroke-linecap="butt" draw:fill="bitmap" draw:fill-color="#168253" draw:fill-image-name="_35__20_Percent" draw:opacity="100%" draw:textarea-horizontal-align="justify" draw:textarea-vertical-align="middle" draw:auto-grow-height="false" fo:min-height="1.252cm" fo:min-width="20.08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Dash" svg:stroke-width="0.053cm" svg:stroke-color="#000000" draw:marker-start-width="0.279cm" draw:marker-end-width="0.279cm" svg:stroke-opacity="100%" svg:stroke-linecap="butt" draw:fill="bitmap" draw:fill-color="#168253" draw:fill-image-name="_31_0_20_Percent" draw:textarea-horizontal-align="justify" draw:textarea-vertical-align="middle" draw:auto-grow-height="false" fo:min-height="0.968cm" fo:min-width="20.08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dash" draw:stroke-dash="Dash" svg:stroke-width="0.053cm" svg:stroke-color="#000000" draw:marker-start-width="0.279cm" draw:marker-end-width="0.279cm" svg:stroke-opacity="100%" svg:stroke-linecap="butt" draw:fill="bitmap" draw:fill-color="#168253" draw:fill-image-name="_31_0_20_Percent" draw:textarea-horizontal-align="justify" draw:textarea-vertical-align="middle" draw:auto-grow-height="false" fo:min-height="1.286cm" fo:min-width="18.54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="solid" draw:fill-color="#ffffff" draw:textarea-horizontal-align="justify" draw:textarea-vertical-align="middle" draw:auto-grow-height="false" fo:min-height="1.603cm" fo:min-width="12.78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opacity="100%" svg:stroke-linecap="round" draw:fill="bitmap" draw:fill-color="#ffffff" draw:fill-image-name="Dashed_20_Dotted_20_Upward_20_Diagonal" draw:textarea-horizontal-align="justify" draw:textarea-vertical-align="middle" draw:auto-grow-height="false" fo:min-height="0.968cm" fo:min-width="2.9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100%" draw:fill-color="#ffffff" draw:textarea-horizontal-align="justify" draw:textarea-vertical-align="middle" draw:auto-grow-height="false" fo:min-height="1.603cm" fo:min-width="12.78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opacity="100%" svg:stroke-linecap="round" draw:fill="bitmap" draw:fill-color="#ffffff" draw:fill-image-name="Dashed_20_Dotted_20_Upward_20_Diagonal" draw:textarea-horizontal-align="justify" draw:textarea-vertical-align="middle" draw:auto-grow-height="false" fo:min-height="0.968cm" fo:min-width="4.2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opacity="100%" svg:stroke-linecap="round" draw:fill="bitmap" draw:fill-color="#ffffff" draw:fill-image-name="Dashed_20_Dotted_20_Upward_20_Diagonal" draw:textarea-horizontal-align="justify" draw:textarea-vertical-align="middle" draw:auto-grow-height="false" fo:min-height="0.968cm" fo:min-width="4.846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start" style:writing-mode="lr-tb"/>
      <style:text-properties fo:color="#000000" loext:opacity="100%" fo:font-weight="bold" fo:background-color="#ffffff" style:font-weight-asian="bold" style:font-weight-complex="bold"/>
    </style:style>
    <style:style style:name="P2" style:family="paragraph">
      <loext:graphic-properties draw:fill="bitmap" draw:fill-color="#168253" draw:fill-image-name="_35__20_Percent"/>
      <style:paragraph-properties fo:text-align="start" style:writing-mode="lr-tb"/>
      <style:text-properties fo:color="#000000" loext:opacity="100%" fo:font-weight="bold" fo:background-color="#ffffff" style:font-weight-asian="bold" style:font-weight-complex="bold"/>
    </style:style>
    <style:style style:name="P3" style:family="paragraph">
      <loext:graphic-properties draw:fill="bitmap" draw:fill-color="#168253" draw:fill-image-name="_31_0_20_Percent"/>
      <style:paragraph-properties fo:text-align="start" style:writing-mode="lr-tb"/>
      <style:text-properties fo:color="#000000" loext:opacity="100%" fo:font-weight="bold" fo:background-color="#ffffff" style:font-weight-asian="bold" style:font-weight-complex="bold"/>
    </style:style>
    <style:style style:name="P4" style:family="paragraph">
      <style:paragraph-properties fo:margin-left="0cm" fo:margin-right="0cm" fo:text-align="end" fo:text-indent="0cm" style:writing-mode="lr-tb"/>
      <style:text-properties fo:color="#000000" loext:opacity="100%" fo:font-weight="bold" fo:background-color="#ffffff" style:font-weight-asian="bold" style:font-weight-complex="bold"/>
    </style:style>
    <style:style style:name="P5" style:family="paragraph">
      <loext:graphic-properties draw:fill="bitmap" draw:fill-color="#168253" draw:fill-image-name="_35__20_Percent" draw:opacity="100%"/>
      <style:paragraph-properties fo:margin-left="0cm" fo:margin-right="0cm" fo:text-align="end" fo:text-indent="0cm" style:writing-mode="lr-tb"/>
      <style:text-properties fo:color="#000000" loext:opacity="100%" fo:font-weight="bold" fo:background-color="#ffffff" style:font-weight-asian="bold" style:font-weight-complex="bold"/>
    </style:style>
    <style:style style:name="P6" style:family="paragraph">
      <style:paragraph-properties fo:text-align="end" style:writing-mode="lr-tb"/>
      <style:text-properties fo:color="#000000" loext:opacity="100%" fo:font-weight="bold" fo:background-color="#ffffff" style:font-weight-asian="bold" style:font-weight-complex="bold"/>
    </style:style>
    <style:style style:name="P7" style:family="paragraph">
      <loext:graphic-properties draw:fill="bitmap" draw:fill-color="#168253" draw:fill-image-name="_31_0_20_Percent"/>
      <style:paragraph-properties fo:text-align="end" style:writing-mode="lr-tb"/>
      <style:text-properties fo:color="#000000" loext:opacity="100%" fo:font-weight="bold" fo:background-color="#ffffff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font-weight="bold" fo:background-color="#ffffff" style:font-weight-asian="bold" style:font-weight-complex="bold"/>
    </style:style>
    <style:style style:name="P11" style:family="paragraph">
      <loext:graphic-properties draw:fill="bitmap" draw:fill-color="#ffffff" draw:fill-image-name="Dashed_20_Dotted_20_Upward_20_Diagonal"/>
      <style:paragraph-properties fo:text-align="center" style:writing-mode="lr-tb"/>
      <style:text-properties fo:font-weight="bold" fo:background-color="#ffffff" style:font-weight-asian="bold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000000" loext:opacity="100%" fo:font-weight="bold" fo:background-color="#ffffff" style:font-weight-asian="bold" style:font-weight-complex="bold"/>
    </style:style>
    <style:style style:name="P15" style:family="paragraph">
      <loext:graphic-properties draw:fill="bitmap" draw:fill-color="#ffffff" draw:fill-image-name="Dashed_20_Dotted_20_Upward_20_Diagonal"/>
      <style:paragraph-properties fo:text-align="center" style:writing-mode="lr-tb"/>
      <style:text-properties fo:color="#000000" loext:opacity="100%" fo:font-weight="bold" fo:background-color="#ffffff" style:font-weight-asian="bold" style:font-weight-complex="bold"/>
    </style:style>
    <style:style style:name="T1" style:family="text">
      <style:text-properties fo:color="#000000" loext:opacity="100%" fo:font-weight="bold" fo:background-color="#ffffff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97cm" svg:height="1.587cm" draw:transform="skewX (0.00314159265358979) rotate (0.00314159265358979) translate (0cm 11.823cm)">
          <text:p text:style-name="P1"><text:span text:style-name="T1">ioctl hija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.097cm" svg:height="4.734cm" draw:transform="skewX (0.00314159265358979) rotate (0.00314159265358979) translate (0cm 5.822cm)">
          <text:p text:style-name="P1"><text:span text:style-name="T1">API hija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0.638cm" svg:height="1.554cm" draw:transform="skewX (0.00314159265358979) rotate (0.00314159265358979) translate (5.127cm 5.192cm)">
          <text:p text:style-name="P4"><text:span text:style-name="T1">New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0.638cm" svg:height="1.27cm" draw:transform="skewX (0.00314159265358979) rotate (0.00314159265358979) translate (5.127cm 3.034cm)">
          <text:p text:style-name="P6"><text:span text:style-name="T1">Code 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9.097cm" svg:height="1.588cm" draw:transform="skewX (0.00314159265358979) rotate (0.00314159265358979) translate (0cm 14.045cm)">
          <text:p text:style-name="P1"><text:span text:style-name="T1">I/O vir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3.335cm" svg:height="1.905cm" svg:x="5.445cm" svg:y="3.857cm">
          <text:p text:style-name="P8"><text:span text:style-name="T2">ML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92cm" svg:height="1.27cm" svg:x="14.97cm" svg:y="4.175cm">
          <text:p text:style-name="P10"><text:span text:style-name="T3">Adap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1.635cm">
          <text:p text:style-name="P8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6.08cm">
          <text:p text:style-name="P8"><text:span text:style-name="T2">CUDA-accelerate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8.302cm">
          <text:p text:style-name="P8"><text:span text:style-name="T2">CUDA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10.525cm">
          <text:p text:style-name="P8"><text:span text:style-name="T2">CUDA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12.747cm">
          <text:p text:style-name="P13"><text:span text:style-name="T2"><text:s text:c="19"/></text:span><text:span text:style-name="T2">GPU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3.335cm" svg:height="1.905cm" svg:x="5.445cm" svg:y="14.97cm">
          <text:p text:style-name="P13"><text:span text:style-name="T2"><text:s text:c="25"/></text:span><text:span text:style-name="T2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.762cm" svg:height="1.27cm" svg:x="13.7cm" svg:y="13.065cm">
          <text:p text:style-name="P10"><text:span text:style-name="T3">Modif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398cm" svg:height="1.27cm" svg:x="13.065cm" svg:y="15.287cm">
          <text:p text:style-name="P14"><text:span text:style-name="T1">Kernel Daem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D085463572746166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fill-image draw:name="Dashed_20_Dotted_20_Upward_20_Diagonal" draw:display-name="Dashed Dotted Upward Diagonal" xlink:href="Pictures/100000000000000800000008B88C96B5A7E6DB5B.png" xlink:type="simple" xlink:show="embed" xlink:actuate="onLoad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1T02:13:48.004643531</meta:creation-date>
    <dc:date>2024-12-21T13:35:24.881181199</dc:date>
    <meta:editing-duration>PT1H2M34S</meta:editing-duration>
    <meta:editing-cycles>2</meta:editing-cycles>
    <meta:generator>LibreOffice/7.3.7.2$Linux_X86_64 LibreOffice_project/30$Build-2</meta:generator>
    <meta:document-statistic meta:object-count="15"/>
  </office:meta>
</office:document-meta>
</file>